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8cm"/>
    </style:style>
    <style:style style:name="gr3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2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2.067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14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14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0.266cm" fo:min-width="0cm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color="#c5000b" fo:font-size="12pt" fo:font-weight="bold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c5000b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48cm" svg:y1="5.827cm" svg:x2="20.3cm" svg:y2="5.8cm">
          <text:p/>
        </draw:line>
        <draw:frame draw:style-name="gr2" draw:text-style-name="P2" draw:layer="layout" svg:width="3.3cm" svg:height="1.31cm" svg:x="2.801cm" svg:y="2.2cm">
          <draw:text-box>
            <text:p><text:span text:style-name="T1">Animal 1</text:span></text:p>
          </draw:text-box>
        </draw:frame>
        <draw:line draw:style-name="gr3" draw:text-style-name="P1" draw:layer="layout" svg:x1="19.923cm" svg:y1="5.177cm" svg:x2="19.923cm" svg:y2="6.478cm">
          <text:p/>
        </draw:line>
        <draw:line draw:style-name="gr3" draw:text-style-name="P1" draw:layer="layout" svg:x1="16.927cm" svg:y1="5.177cm" svg:x2="16.927cm" svg:y2="6.478cm">
          <text:p/>
        </draw:line>
        <draw:line draw:style-name="gr3" draw:text-style-name="P1" draw:layer="layout" svg:x1="13.733cm" svg:y1="5.177cm" svg:x2="13.733cm" svg:y2="6.478cm">
          <text:p/>
        </draw:line>
        <draw:line draw:style-name="gr3" draw:text-style-name="P1" draw:layer="layout" svg:x1="10.54cm" svg:y1="5.177cm" svg:x2="10.54cm" svg:y2="6.478cm">
          <text:p/>
        </draw:line>
        <draw:line draw:style-name="gr3" draw:text-style-name="P1" draw:layer="layout" svg:x1="7.347cm" svg:y1="5.177cm" svg:x2="7.347cm" svg:y2="6.478cm">
          <text:p/>
        </draw:line>
        <draw:line draw:style-name="gr1" draw:text-style-name="P1" draw:layer="layout" svg:x1="6.548cm" svg:y1="12.555cm" svg:x2="20.3cm" svg:y2="12.6cm">
          <text:p/>
        </draw:line>
        <draw:line draw:style-name="gr3" draw:text-style-name="P1" draw:layer="layout" svg:x1="19.923cm" svg:y1="11.905cm" svg:x2="19.923cm" svg:y2="13.206cm">
          <text:p/>
        </draw:line>
        <draw:line draw:style-name="gr3" draw:text-style-name="P1" draw:layer="layout" svg:x1="16.927cm" svg:y1="11.905cm" svg:x2="16.927cm" svg:y2="13.206cm">
          <text:p/>
        </draw:line>
        <draw:line draw:style-name="gr3" draw:text-style-name="P1" draw:layer="layout" svg:x1="13.733cm" svg:y1="11.905cm" svg:x2="13.733cm" svg:y2="13.206cm">
          <text:p/>
        </draw:line>
        <draw:line draw:style-name="gr3" draw:text-style-name="P1" draw:layer="layout" svg:x1="10.54cm" svg:y1="11.905cm" svg:x2="10.54cm" svg:y2="13.206cm">
          <text:p/>
        </draw:line>
        <draw:line draw:style-name="gr3" draw:text-style-name="P1" draw:layer="layout" svg:x1="7.347cm" svg:y1="11.905cm" svg:x2="7.347cm" svg:y2="13.206cm">
          <text:p/>
        </draw:line>
        <draw:frame draw:style-name="gr4" draw:text-style-name="P3" draw:layer="layout" svg:width="2.786cm" svg:height="1.279cm" svg:x="6.501cm" svg:y="0.8cm">
          <draw:text-box>
            <text:p><text:span text:style-name="T2">SNP 1</text:span></text:p>
          </draw:text-box>
        </draw:frame>
        <draw:frame draw:style-name="gr5" draw:text-style-name="P3" draw:layer="layout" svg:width="2.748cm" svg:height="1.179cm" svg:x="19.201cm" svg:y="0.8cm">
          <draw:text-box>
            <text:p><text:span text:style-name="T2">SNP 5</text:span></text:p>
          </draw:text-box>
        </draw:frame>
        <draw:line draw:style-name="gr1" draw:text-style-name="P1" draw:layer="layout" svg:x1="6.549cm" svg:y1="2.628cm" svg:x2="20.3cm" svg:y2="2.6cm">
          <text:p/>
        </draw:line>
        <draw:line draw:style-name="gr3" draw:text-style-name="P1" draw:layer="layout" svg:x1="19.924cm" svg:y1="1.978cm" svg:x2="19.924cm" svg:y2="3.279cm">
          <text:p/>
        </draw:line>
        <draw:line draw:style-name="gr3" draw:text-style-name="P1" draw:layer="layout" svg:x1="16.928cm" svg:y1="1.978cm" svg:x2="16.928cm" svg:y2="3.279cm">
          <text:p/>
        </draw:line>
        <draw:line draw:style-name="gr3" draw:text-style-name="P1" draw:layer="layout" svg:x1="13.734cm" svg:y1="1.978cm" svg:x2="13.734cm" svg:y2="3.279cm">
          <text:p/>
        </draw:line>
        <draw:line draw:style-name="gr3" draw:text-style-name="P1" draw:layer="layout" svg:x1="10.541cm" svg:y1="1.978cm" svg:x2="10.541cm" svg:y2="3.279cm">
          <text:p/>
        </draw:line>
        <draw:line draw:style-name="gr3" draw:text-style-name="P1" draw:layer="layout" svg:x1="7.348cm" svg:y1="1.978cm" svg:x2="7.348cm" svg:y2="3.279cm">
          <text:p/>
        </draw:line>
        <draw:frame draw:style-name="gr2" draw:text-style-name="P2" draw:layer="layout" svg:width="3.3cm" svg:height="1.31cm" svg:x="2.801cm" svg:y="5.4cm">
          <draw:text-box>
            <text:p><text:span text:style-name="T1">Animal 2</text:span></text:p>
          </draw:text-box>
        </draw:frame>
        <draw:frame draw:style-name="gr2" draw:text-style-name="P2" draw:layer="layout" svg:width="3.3cm" svg:height="1.31cm" svg:x="2.801cm" svg:y="12.2cm">
          <draw:text-box>
            <text:p><text:span text:style-name="T1">Animal 4</text:span></text:p>
          </draw:text-box>
        </draw:frame>
        <draw:line draw:style-name="gr6" draw:text-style-name="P1" draw:layer="layout" svg:x1="7.301cm" svg:y1="14.5cm" svg:x2="7.301cm" svg:y2="16.6cm">
          <text:p/>
        </draw:line>
        <draw:line draw:style-name="gr6" draw:text-style-name="P1" draw:layer="layout" svg:x1="10.501cm" svg:y1="14.5cm" svg:x2="10.501cm" svg:y2="16.6cm">
          <text:p/>
        </draw:line>
        <draw:line draw:style-name="gr6" draw:text-style-name="P1" draw:layer="layout" svg:x1="20.001cm" svg:y1="14.5cm" svg:x2="20.001cm" svg:y2="16.6cm">
          <text:p/>
        </draw:line>
        <draw:custom-shape draw:style-name="gr7" draw:text-style-name="P1" draw:layer="layout" svg:width="1.4cm" svg:height="13.099cm" draw:transform="rotate (-1.5707963267949) translate (20cm 1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14.8cm" svg:height="2.4cm" svg:x="6.201cm" svg:y="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cm" svg:height="2.6cm" svg:x="6.201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cm" svg:height="2.6cm" svg:x="6.201cm" svg:y="11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001cm" svg:y1="2.7cm" svg:x2="23.701cm" svg:y2="2.7cm">
          <text:p/>
        </draw:line>
        <draw:line draw:style-name="gr6" draw:text-style-name="P1" draw:layer="layout" svg:x1="21.001cm" svg:y1="5.8cm" svg:x2="23.701cm" svg:y2="5.8cm">
          <text:p/>
        </draw:line>
        <draw:line draw:style-name="gr6" draw:text-style-name="P1" draw:layer="layout" svg:x1="21.001cm" svg:y1="12.6cm" svg:x2="23.701cm" svg:y2="12.6cm">
          <text:p/>
        </draw:line>
        <draw:custom-shape draw:style-name="gr10" draw:text-style-name="P1" draw:layer="layout" svg:width="0.9cm" svg:height="11.2cm" svg:x="24.701cm" svg:y="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1" draw:text-style-name="P1" draw:layer="layout" svg:x1="25.601cm" svg:y1="7.5cm" svg:x2="27.001cm" svg:y2="7.5cm">
          <text:p/>
        </draw:line>
        <draw:line draw:style-name="gr6" draw:text-style-name="P1" draw:layer="layout" svg:x1="27.001cm" svg:y1="7.5cm" svg:x2="27.001cm" svg:y2="18.4cm">
          <text:p/>
        </draw:line>
        <draw:frame draw:style-name="gr4" draw:text-style-name="P3" draw:layer="layout" svg:width="2.786cm" svg:height="1.279cm" svg:x="9.801cm" svg:y="0.801cm">
          <draw:text-box>
            <text:p><text:span text:style-name="T2">SNP 2</text:span></text:p>
          </draw:text-box>
        </draw:frame>
        <draw:frame draw:style-name="gr4" draw:text-style-name="P3" draw:layer="layout" svg:width="2.786cm" svg:height="1.279cm" svg:x="12.901cm" svg:y="0.802cm">
          <draw:text-box>
            <text:p><text:span text:style-name="T2">SNP 3</text:span></text:p>
          </draw:text-box>
        </draw:frame>
        <draw:frame draw:style-name="gr4" draw:text-style-name="P3" draw:layer="layout" svg:width="2.786cm" svg:height="1.279cm" svg:x="16.101cm" svg:y="0.803cm">
          <draw:text-box>
            <text:p><text:span text:style-name="T2">SNP 4</text:span></text:p>
          </draw:text-box>
        </draw:frame>
        <draw:line draw:style-name="gr1" draw:text-style-name="P1" draw:layer="layout" svg:x1="6.548cm" svg:y1="9.127cm" svg:x2="20.3cm" svg:y2="9.1cm">
          <text:p/>
        </draw:line>
        <draw:line draw:style-name="gr3" draw:text-style-name="P1" draw:layer="layout" svg:x1="19.923cm" svg:y1="8.477cm" svg:x2="19.923cm" svg:y2="9.778cm">
          <text:p/>
        </draw:line>
        <draw:line draw:style-name="gr3" draw:text-style-name="P1" draw:layer="layout" svg:x1="16.927cm" svg:y1="8.477cm" svg:x2="16.927cm" svg:y2="9.778cm">
          <text:p/>
        </draw:line>
        <draw:line draw:style-name="gr3" draw:text-style-name="P1" draw:layer="layout" svg:x1="13.733cm" svg:y1="8.477cm" svg:x2="13.733cm" svg:y2="9.778cm">
          <text:p/>
        </draw:line>
        <draw:line draw:style-name="gr3" draw:text-style-name="P1" draw:layer="layout" svg:x1="10.54cm" svg:y1="8.477cm" svg:x2="10.54cm" svg:y2="9.778cm">
          <text:p/>
        </draw:line>
        <draw:line draw:style-name="gr3" draw:text-style-name="P1" draw:layer="layout" svg:x1="7.347cm" svg:y1="8.477cm" svg:x2="7.347cm" svg:y2="9.778cm">
          <text:p/>
        </draw:line>
        <draw:frame draw:style-name="gr2" draw:text-style-name="P2" draw:layer="layout" svg:width="3.3cm" svg:height="1.31cm" svg:x="2.801cm" svg:y="8.7cm">
          <draw:text-box>
            <text:p><text:span text:style-name="T1">Animal 3</text:span></text:p>
          </draw:text-box>
        </draw:frame>
        <draw:line draw:style-name="gr6" draw:text-style-name="P1" draw:layer="layout" svg:x1="21.001cm" svg:y1="9.1cm" svg:x2="23.701cm" svg:y2="9.1cm">
          <text:p/>
        </draw:line>
        <draw:line draw:style-name="gr1" draw:text-style-name="P1" draw:layer="layout" svg:x1="6.548cm" svg:y1="9.127cm" svg:x2="20.3cm" svg:y2="9.1cm">
          <text:p/>
        </draw:line>
        <draw:line draw:style-name="gr3" draw:text-style-name="P1" draw:layer="layout" svg:x1="19.923cm" svg:y1="8.477cm" svg:x2="19.923cm" svg:y2="9.778cm">
          <text:p/>
        </draw:line>
        <draw:line draw:style-name="gr3" draw:text-style-name="P1" draw:layer="layout" svg:x1="16.927cm" svg:y1="8.477cm" svg:x2="16.927cm" svg:y2="9.778cm">
          <text:p/>
        </draw:line>
        <draw:line draw:style-name="gr3" draw:text-style-name="P1" draw:layer="layout" svg:x1="13.733cm" svg:y1="8.477cm" svg:x2="13.733cm" svg:y2="9.778cm">
          <text:p/>
        </draw:line>
        <draw:line draw:style-name="gr3" draw:text-style-name="P1" draw:layer="layout" svg:x1="10.54cm" svg:y1="8.477cm" svg:x2="10.54cm" svg:y2="9.778cm">
          <text:p/>
        </draw:line>
        <draw:line draw:style-name="gr3" draw:text-style-name="P1" draw:layer="layout" svg:x1="7.347cm" svg:y1="8.477cm" svg:x2="7.347cm" svg:y2="9.778cm">
          <text:p/>
        </draw:line>
        <draw:custom-shape draw:style-name="gr9" draw:text-style-name="P1" draw:layer="layout" svg:width="14.8cm" svg:height="2.6cm" svg:x="6.201cm" svg:y="8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001cm" svg:y1="9.1cm" svg:x2="23.701cm" svg:y2="9.1cm">
          <text:p/>
        </draw:line>
        <draw:line draw:style-name="gr6" draw:text-style-name="P1" draw:layer="layout" svg:x1="13.701cm" svg:y1="14.5cm" svg:x2="13.701cm" svg:y2="16.6cm">
          <text:p/>
        </draw:line>
        <draw:line draw:style-name="gr6" draw:text-style-name="P1" draw:layer="layout" svg:x1="16.901cm" svg:y1="14.5cm" svg:x2="16.901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22T17:15:59.852653686</dc:date>
    <meta:editing-duration>PT11M42S</meta:editing-duration>
    <meta:editing-cycles>5</meta:editing-cycles>
    <meta:generator>LibreOffice/6.1.2.1$MacOSX_X86_64 LibreOffice_project/65905a128db06ba48db947242809d14d3f9a93fe</meta:generator>
    <meta:document-statistic meta:object-count="57"/>
  </office:meta>
</office:document-meta>
</file>